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formula="of:=[.N8]-[.M8]" office:value-type="float" office:value="-2425.32083886186">
            <text:p>-2425.3208388619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formula="of:=[.N9]-[.M9]" office:value-type="float" office:value="-3490.37739994783">
            <text:p>-3490.3773999478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9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table:number-columns-repeated="4"/>
          <table:table-cell table:style-name="ce2" table:formula="of:=SUM([.B2:.F2])" office:value-type="float" office:value="6400">
            <text:p>6400</text:p>
          </table:table-cell>
          <table:table-cell table:style-name="ce8" table:formula="of:=SUM([.B21:.F21])" office:value-type="float" office:value="376.470588235294">
            <text:p>376.4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000">
            <text:p>-9000</text:p>
          </table:table-cell>
        </table:table-row>
        <table:table-row table:style-name="ro9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376.470588235294">
            <text:p>376.4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376.470588235294">
            <text:p>376.4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376.470588235294">
            <text:p>376.4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style-name="ce3" table:formula="of:=SUM([.B21];[.C21];[.D21];[.E21])" office:value-type="float" office:value="376.470588235294">
            <text:p>376.4705882353</text:p>
          </table:table-cell>
          <table:table-cell table:style-name="ce35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style-name="ce3" table:formula="of:=SUM([.B21:.E21])" office:value-type="float" office:value="376.470588235294">
            <text:p>376.4705882353</text:p>
          </table:table-cell>
          <table:table-cell table:style-name="ce35" office:value-type="string">
            <text:p>Նանե</text:p>
          </table:table-cell>
          <table:table-cell table:number-columns-repeated="2"/>
        </table:table-row>
        <table:table-row table:style-name="ro14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/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style-name="ce3" table:formula="of:=SUM([.B21:.F21])" office:value-type="float" office:value="376.470588235294">
            <text:p>376.4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+Stepan</text:p>
          </table:table-cell>
          <table:table-cell table:number-columns-repeated="5"/>
          <table:table-cell table:formula="of:=SUM([.B21:.E21])" office:value-type="float" office:value="376.470588235294">
            <text:p>376.4705882353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C21])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E21])" office:value-type="float" office:value="376.470588235294">
            <text:p>376.4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:.F21])" office:value-type="float" office:value="376.470588235294">
            <text:p>376.4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7" office:value-type="float" office:value="0">
            <text:p>0</text:p>
          </table:table-cell>
          <table:table-cell table:style-name="ce2" table:formula="of:=[.D2]/17" office:value-type="float" office:value="0">
            <text:p>0</text:p>
          </table:table-cell>
          <table:table-cell table:style-name="ce2" table:formula="of:=[.E2]/19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formula="of:=SUM([.E21];[.F21])*3" office:value-type="float" office:value="0">
            <text:p>0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21])" office:value-type="float" office:value="376.470588235294">
            <text:p>376.4705882353</text:p>
          </table:table-cell>
          <table:table-cell office:value-type="string">
            <text:p>Stepan</text:p>
          </table:table-cell>
          <table:table-cell office:value-type="float" office:value="1450">
            <text:p>145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6400">
            <text:p>6400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8"/>
          <table:table-cell table:style-name="Default"/>
          <table:table-cell table:style-name="ce7" office:value-type="float" office:value="8600">
            <text:p>860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11/30/2015</text:date>, <text:time>12:0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30T12:07:05</dc:date>
    <meta:editing-duration>P2DT18H31M42S</meta:editing-duration>
    <meta:editing-cycles>1281</meta:editing-cycles>
    <meta:generator>OpenOffice/4.1.1$Unix OpenOffice.org_project/411m6$Build-9775</meta:generator>
    <dc:creator>employee employee</dc:creator>
    <meta:document-statistic meta:table-count="10" meta:cell-count="3088" meta:object-count="0"/>
  </office:meta>
</office:document-meta>
</file>